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3b5807" officeooo:paragraph-rsid="00292813"/>
    </style:style>
    <style:style style:name="P2" style:family="paragraph" style:parent-style-name="Text_20_body">
      <style:text-properties fo:language="en" fo:country="US" officeooo:rsid="0017f958" officeooo:paragraph-rsid="00292813"/>
    </style:style>
    <style:style style:name="P3" style:family="paragraph" style:parent-style-name="Text_20_body">
      <style:text-properties fo:language="en" fo:country="US" officeooo:paragraph-rsid="00292813"/>
    </style:style>
    <style:style style:name="P4" style:family="paragraph" style:parent-style-name="Text_20_body">
      <style:text-properties fo:language="en" fo:country="US" fo:font-style="normal" officeooo:rsid="0017f958" officeooo:paragraph-rsid="00292813" style:font-style-asian="normal" style:font-style-complex="normal"/>
    </style:style>
    <style:style style:name="P5" style:family="paragraph" style:parent-style-name="Text_20_body">
      <style:text-properties officeooo:rsid="003c227b" officeooo:paragraph-rsid="00292813"/>
    </style:style>
    <style:style style:name="P6" style:family="paragraph" style:parent-style-name="Text_20_body">
      <style:text-properties officeooo:rsid="00206a38" officeooo:paragraph-rsid="00292813"/>
    </style:style>
    <style:style style:name="P7" style:family="paragraph" style:parent-style-name="Text_20_body">
      <style:text-properties officeooo:rsid="0026a5ab" officeooo:paragraph-rsid="00292813"/>
    </style:style>
    <style:style style:name="P8" style:family="paragraph" style:parent-style-name="Text_20_body">
      <style:text-properties officeooo:rsid="002f4ef9" officeooo:paragraph-rsid="00292813"/>
    </style:style>
    <style:style style:name="P9" style:family="paragraph" style:parent-style-name="Text_20_body">
      <style:text-properties officeooo:rsid="00389677" officeooo:paragraph-rsid="00292813"/>
    </style:style>
    <style:style style:name="P10" style:family="paragraph" style:parent-style-name="Text_20_body">
      <style:text-properties officeooo:rsid="00213d5d" officeooo:paragraph-rsid="0021ae97"/>
    </style:style>
    <style:style style:name="P11" style:family="paragraph" style:parent-style-name="Text_20_body">
      <style:text-properties officeooo:rsid="0021ae97" officeooo:paragraph-rsid="0021ae97"/>
    </style:style>
    <style:style style:name="P12" style:family="paragraph" style:parent-style-name="Text_20_body">
      <style:text-properties officeooo:rsid="0021ae97" officeooo:paragraph-rsid="00292813"/>
    </style:style>
    <style:style style:name="P13" style:family="paragraph" style:parent-style-name="Text_20_body">
      <style:text-properties officeooo:rsid="00230722" officeooo:paragraph-rsid="00230722"/>
    </style:style>
    <style:style style:name="P14" style:family="paragraph" style:parent-style-name="Text_20_body">
      <style:text-properties officeooo:rsid="0023f4a6" officeooo:paragraph-rsid="0026b7c7"/>
    </style:style>
    <style:style style:name="P15" style:family="paragraph" style:parent-style-name="Text_20_body">
      <style:text-properties officeooo:rsid="002529b2" officeooo:paragraph-rsid="002529b2"/>
    </style:style>
    <style:style style:name="P16" style:family="paragraph" style:parent-style-name="Text_20_body">
      <style:text-properties fo:font-style="normal" officeooo:rsid="00375a1c" officeooo:paragraph-rsid="00292813" style:font-style-asian="normal" style:font-style-complex="normal"/>
    </style:style>
    <style:style style:name="P17" style:family="paragraph" style:parent-style-name="Heading">
      <style:text-properties fo:color="#999999" fo:language="en" fo:country="US" officeooo:rsid="00206a38" officeooo:paragraph-rsid="001f7e87"/>
    </style:style>
    <style:style style:name="P18" style:family="paragraph" style:parent-style-name="Heading">
      <style:text-properties fo:color="#999999" officeooo:rsid="00206a38" officeooo:paragraph-rsid="001f7e87"/>
    </style:style>
    <style:style style:name="P19" style:family="paragraph" style:parent-style-name="Heading">
      <style:text-properties officeooo:rsid="00206a38" officeooo:paragraph-rsid="001f7e87"/>
    </style:style>
    <style:style style:name="P20" style:family="paragraph" style:parent-style-name="Heading">
      <style:text-properties officeooo:rsid="0021ae97" officeooo:paragraph-rsid="00292813"/>
    </style:style>
    <style:style style:name="P21" style:family="paragraph" style:parent-style-name="Heading">
      <style:text-properties officeooo:rsid="00230722" officeooo:paragraph-rsid="00292813"/>
    </style:style>
    <style:style style:name="P22" style:family="paragraph" style:parent-style-name="Heading">
      <style:text-properties officeooo:rsid="0023f4a6" officeooo:paragraph-rsid="00292813"/>
    </style:style>
    <style:style style:name="P23" style:family="paragraph" style:parent-style-name="Heading">
      <style:text-properties officeooo:rsid="002529b2" officeooo:paragraph-rsid="00292813"/>
    </style:style>
    <style:style style:name="P24" style:family="paragraph" style:parent-style-name="Heading">
      <style:text-properties officeooo:rsid="00213d5d" officeooo:paragraph-rsid="00292813"/>
    </style:style>
    <style:style style:name="P25" style:family="paragraph" style:parent-style-name="Heading">
      <style:text-properties officeooo:paragraph-rsid="00292813"/>
    </style:style>
    <style:style style:name="P26" style:family="paragraph" style:parent-style-name="Heading_20_1">
      <style:text-properties officeooo:paragraph-rsid="001f7e87"/>
    </style:style>
    <style:style style:name="T1" style:family="text">
      <style:text-properties fo:language="en" fo:country="US" fo:font-style="normal" style:font-style-asian="normal" style:font-style-complex="normal"/>
    </style:style>
    <style:style style:name="T2" style:family="text">
      <style:text-properties fo:language="en" fo:country="US" fo:font-style="normal" officeooo:rsid="001f7e87" style:font-style-asian="normal" style:font-style-complex="normal"/>
    </style:style>
    <style:style style:name="T3" style:family="text">
      <style:text-properties fo:language="en" fo:country="US" fo:font-style="normal" officeooo:rsid="0021ae97" style:font-style-asian="normal" style:font-style-complex="normal"/>
    </style:style>
    <style:style style:name="T4" style:family="text">
      <style:text-properties fo:language="en" fo:country="US" fo:font-style="normal" officeooo:rsid="0023f4a6" style:font-style-asian="normal" style:font-style-complex="normal"/>
    </style:style>
    <style:style style:name="T5" style:family="text">
      <style:text-properties fo:language="en" fo:country="US" fo:font-style="normal" officeooo:rsid="003c7f9f" style:font-style-asian="normal" style:font-style-complex="normal"/>
    </style:style>
    <style:style style:name="T6" style:family="text">
      <style:text-properties fo:language="en" fo:country="US" fo:font-style="normal" officeooo:rsid="0017f958" style:font-style-asian="normal" style:font-style-complex="normal"/>
    </style:style>
    <style:style style:name="T7" style:family="text">
      <style:text-properties fo:language="en" fo:country="US" fo:font-style="normal" officeooo:rsid="00292813" style:font-style-asian="normal" style:font-style-complex="normal"/>
    </style:style>
    <style:style style:name="T8" style:family="text">
      <style:text-properties fo:language="en" fo:country="US" fo:font-style="normal" officeooo:rsid="002afd80" style:font-style-asian="normal" style:font-style-complex="normal"/>
    </style:style>
    <style:style style:name="T9" style:family="text">
      <style:text-properties fo:language="en" fo:country="US" fo:font-style="normal" officeooo:rsid="002dc935" style:font-style-asian="normal" style:font-style-complex="normal"/>
    </style:style>
    <style:style style:name="T10" style:family="text">
      <style:text-properties fo:language="en" fo:country="US" fo:font-style="normal" officeooo:rsid="002f1550" style:font-style-asian="normal" style:font-style-complex="normal"/>
    </style:style>
    <style:style style:name="T11" style:family="text">
      <style:text-properties officeooo:rsid="0017f958"/>
    </style:style>
    <style:style style:name="T12" style:family="text">
      <style:text-properties fo:font-style="normal" style:font-style-asian="normal" style:font-style-complex="normal"/>
    </style:style>
    <style:style style:name="T13" style:family="text">
      <style:text-properties fo:font-style="normal" officeooo:rsid="0019dc72" style:font-style-asian="normal" style:font-style-complex="normal"/>
    </style:style>
    <style:style style:name="T14" style:family="text">
      <style:text-properties fo:font-style="normal" officeooo:rsid="0025df4f" style:font-style-asian="normal" style:font-style-complex="normal"/>
    </style:style>
    <style:style style:name="T15" style:family="text">
      <style:text-properties fo:font-style="normal" officeooo:rsid="003abd3f" style:font-style-asian="normal" style:font-style-complex="normal"/>
    </style:style>
    <style:style style:name="T16" style:family="text">
      <style:text-properties fo:font-style="normal" officeooo:rsid="00375a1c" style:font-style-asian="normal" style:font-style-complex="normal"/>
    </style:style>
    <style:style style:name="T17" style:family="text">
      <style:text-properties fo:font-style="normal" officeooo:rsid="00222ee3" style:font-style-asian="normal" style:font-style-complex="normal"/>
    </style:style>
    <style:style style:name="T18" style:family="text">
      <style:text-properties fo:font-style="normal" officeooo:rsid="0022f1d2" style:font-style-asian="normal" style:font-style-complex="normal"/>
    </style:style>
    <style:style style:name="T19" style:family="text">
      <style:text-properties fo:font-style="normal" officeooo:rsid="0026a5ab" style:font-style-asian="normal" style:font-style-complex="normal"/>
    </style:style>
    <style:style style:name="T20" style:family="text">
      <style:text-properties fo:font-style="normal" officeooo:rsid="002bb97a" style:font-style-asian="normal" style:font-style-complex="normal"/>
    </style:style>
    <style:style style:name="T21" style:family="text">
      <style:text-properties fo:font-style="normal" officeooo:rsid="00245620" style:font-style-asian="normal" style:font-style-complex="normal"/>
    </style:style>
    <style:style style:name="T22" style:family="text">
      <style:text-properties fo:font-style="normal" officeooo:rsid="003e89a2" style:font-style-asian="normal" style:font-style-complex="normal"/>
    </style:style>
    <style:style style:name="T23" style:family="text">
      <style:text-properties fo:font-style="normal" officeooo:rsid="002da5b2" style:font-style-asian="normal" style:font-style-complex="normal"/>
    </style:style>
    <style:style style:name="T24" style:family="text">
      <style:text-properties fo:font-style="normal" officeooo:rsid="00389677" style:font-style-asian="normal" style:font-style-complex="normal"/>
    </style:style>
    <style:style style:name="T25" style:family="text">
      <style:text-properties fo:font-style="normal" officeooo:rsid="00213d5d" style:font-style-asian="normal" style:font-style-complex="normal"/>
    </style:style>
    <style:style style:name="T26" style:family="text">
      <style:text-properties fo:font-style="normal" officeooo:rsid="002529b2" style:font-style-asian="normal" style:font-style-complex="normal"/>
    </style:style>
    <style:style style:name="T27" style:family="text">
      <style:text-properties fo:font-style="normal" officeooo:rsid="002c8920" style:font-style-asian="normal" style:font-style-complex="normal"/>
    </style:style>
    <style:style style:name="T28" style:family="text">
      <style:text-properties fo:font-style="normal" officeooo:rsid="00286c9a" style:font-style-asian="normal" style:font-style-complex="normal"/>
    </style:style>
    <style:style style:name="T29" style:family="text">
      <style:text-properties fo:font-style="normal" officeooo:rsid="0030eead" style:font-style-asian="normal" style:font-style-complex="normal"/>
    </style:style>
    <style:style style:name="T30" style:family="text">
      <style:text-properties fo:font-style="normal" officeooo:rsid="0031350f" style:font-style-asian="normal" style:font-style-complex="normal"/>
    </style:style>
    <style:style style:name="T31" style:family="text">
      <style:text-properties fo:font-style="normal" officeooo:rsid="00320ce9" style:font-style-asian="normal" style:font-style-complex="normal"/>
    </style:style>
    <style:style style:name="T32" style:family="text">
      <style:text-properties fo:font-style="normal" officeooo:rsid="0039e082" style:font-style-asian="normal" style:font-style-complex="normal"/>
    </style:style>
    <style:style style:name="T33" style:family="text">
      <style:text-properties fo:font-style="normal" officeooo:rsid="00295476" style:font-style-asian="normal" style:font-style-complex="normal"/>
    </style:style>
    <style:style style:name="T34" style:family="text">
      <style:text-properties fo:font-style="normal" officeooo:rsid="002a3f13" style:font-style-asian="normal" style:font-style-complex="normal"/>
    </style:style>
    <style:style style:name="T35" style:family="text">
      <style:text-properties fo:font-style="normal" officeooo:rsid="002afd80" style:font-style-asian="normal" style:font-style-complex="normal"/>
    </style:style>
    <style:style style:name="T36" style:family="text">
      <style:text-properties fo:font-style="italic" officeooo:rsid="00222ee3" style:font-style-asian="italic" style:font-style-complex="italic"/>
    </style:style>
    <style:style style:name="T37" style:family="text">
      <style:text-properties officeooo:rsid="0022a680"/>
    </style:style>
    <style:style style:name="T38" style:family="text">
      <style:text-properties officeooo:rsid="00231b22"/>
    </style:style>
    <style:style style:name="T39" style:family="text">
      <style:text-properties officeooo:rsid="00240ae9"/>
    </style:style>
    <style:style style:name="T40" style:family="text">
      <style:text-properties officeooo:rsid="0024aa1e"/>
    </style:style>
    <style:style style:name="T41" style:family="text">
      <style:text-properties fo:color="#999999" fo:font-style="normal" officeooo:rsid="0025df4f" style:font-style-asian="normal" style:font-style-complex="normal"/>
    </style:style>
    <style:style style:name="T42" style:family="text">
      <style:text-properties fo:color="#999999" fo:font-style="normal" officeooo:rsid="003abd3f" style:font-style-asian="normal" style:font-style-complex="normal"/>
    </style:style>
    <style:style style:name="T43" style:family="text">
      <style:text-properties fo:color="#999999" fo:font-style="normal" officeooo:rsid="00375a1c" style:font-style-asian="normal" style:font-style-complex="normal"/>
    </style:style>
    <style:style style:name="T44" style:family="text">
      <style:text-properties officeooo:rsid="002afd80"/>
    </style:style>
    <style:style style:name="T45" style:family="text">
      <style:text-properties officeooo:rsid="002ca9c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The library</text:h>
      <text:p text:style-name="Heading">Structure</text:p>
      <text:p text:style-name="Text_20_body"><text:span text:style-name="T25">The </text:span><text:span text:style-name="T12">library develops on two floors. The entrance of the library is on the first floor and leads directly into the main section. On the short side of the </text:span><text:span text:style-name="T25">main section</text:span><text:span text:style-name="T12">, opposed to the entrance, there’s the door for the restricted section. Two stairs, one for each long side of the room, lead to the balcony, from where the </text:span><text:span text:style-name="T25">player </text:span><text:span text:style-name="T12">can a</text:span><text:span text:style-name="T25">ccess the remaining five sections: the spellbook section and the astronomy section, on the long side on the left, looking from the entrance; the botany section and the bestiary section, on the long side on the right; the legal section, on the same short side as the entrance.</text:span></text:p>
      <text:p text:style-name="Heading"><text:span text:style-name="T25">L</text:span><text:span text:style-name="T12">ore</text:span></text:p>
      <text:p text:style-name="P3">Hogwarts library <text:span text:style-name="T11">is one of the biggest in all Great Britain, containing tens of thousands of books. Its numerous sections are filled with shelves, tables, desks and, of course, mysteries and secret passages. During the day, students go there to study and to borrow books for their research assignments. Only one of the many sections of the library has restricted access. This area is called </text:span><text:span text:style-name="T13">Restricted section.</text:span></text:p>
      <text:p text:style-name="P2">By night, students are not allowed in the library, as well as in any other part of the castle. Of course, the library isn’t like any other part of the castle. As soon as Hogwarts curfew starts, the powerful and weird magics contained in the books come to life, guarding the library from intruders.</text:p>
      <text:p text:style-name="P4">Of all the sections, the restricted one is especially protected. The door behind which the section is located is closed. To open it, four signets must be presented. These four signets are shaped like golden doubloons and they are distributed in as many sections of the library: the spellbook section, the botany section, the bestiary section and the astronomy section.</text:p>
      <text:p text:style-name="P17"><text:span text:style-name="T14">The </text:span><text:span text:style-name="T15">main</text:span><text:span text:style-name="T16"> </text:span><text:span text:style-name="T14">section</text:span></text:p>
      <text:p text:style-name="Heading"><text:span text:style-name="T14">S</text:span><text:span text:style-name="T12">tructure</text:span></text:p>
      <text:p text:style-name="P10">The main section is a<text:span text:style-name="T2"> big rectangular room with lots of tables and </text:span><text:span text:style-name="T8">bookcases</text:span><text:span text:style-name="T2">.</text:span><text:span text:style-name="T3"> </text:span><text:span text:style-name="T1">The ceiling is built as a wide archway, with <text:s/>wooden beam crossing the room.</text:span><text:span text:style-name="T2"> </text:span><text:span text:style-name="T3">In the center of the room there’s a big globe. The entrance to the library and the door to the restricted section are opposed to each other on the two short edges of the room. On the two long sides of the room there are two stairs, offset horizontally. Both lead to the balcony, where five arches </text:span><text:span text:style-name="T4">allows</text:span><text:span text:style-name="T3"> to </text:span><text:span text:style-name="T4">enter the five accessible </text:span><text:span text:style-name="T3">sections </text:span><text:span text:style-name="T4">of the library</text:span><text:span text:style-name="T3">.</text:span></text:p>
      <text:p text:style-name="P24"><text:soft-page-break/><text:span text:style-name="T1">L</text:span><text:span text:style-name="T3">ore</text:span></text:p>
      <text:p text:style-name="P5"><text:span text:style-name="T3">The main section is the first and biggest room one encounters when entering the library. Here, the majority of students sits and studies in silence. </text:span><text:span text:style-name="T7">The</text:span><text:span text:style-name="T5"> enchanted globe </text:span><text:span text:style-name="T7">located in the center of the room</text:span><text:span text:style-name="T5"> spin</text:span><text:span text:style-name="T7">s</text:span><text:span text:style-name="T5"> slowly and show</text:span><text:span text:style-name="T7">s </text:span><text:span text:style-name="T5">the events of the wizarding world as they happen.</text:span></text:p>
      <text:p text:style-name="P18">The spellbook section</text:p>
      <text:p text:style-name="Heading">Structure</text:p>
      <text:p text:style-name="P12"><text:span text:style-name="T14">T</text:span><text:span text:style-name="T12">he spellbook section is a rectangular room, </text:span><text:span text:style-name="T26">containing a maze of </text:span><text:span text:style-name="T35">bookcases</text:span><text:span text:style-name="T12">. On the walls there are many candles that are supposed to lit the room.</text:span></text:p>
      <text:p text:style-name="P20"><text:span text:style-name="T25">L</text:span><text:span text:style-name="T12">ore</text:span></text:p>
      <text:p text:style-name="P6"><text:span text:style-name="T12">The spellbook section contains everything concerning any sort of enchantment: </text:span><text:span text:style-name="T17">from the simple </text:span><text:span text:style-name="T36">Wingardium Leviosa</text:span><text:span text:style-name="T17"> to the arduous </text:span><text:span text:style-name="T36">Animagus</text:span><text:span text:style-name="T17">. </text:span><text:span text:style-name="T18">Books in it are soaked with magic. It is not uncommon to witness some of them make themselves invisible, </text:span><text:span text:style-name="T19">just to </text:span><text:span text:style-name="T20">proudly </text:span><text:span text:style-name="T19">prove the knowledge they carry</text:span><text:span text:style-name="T18">. This makes the spellbook section one of the hardest to search for a </text:span><text:span text:style-name="T21">specific book</text:span><text:span text:style-name="T18">. </text:span><text:span text:style-name="T14">By night, this section is protected by </text:span><text:span text:style-name="T22">the Pallium Umbra, a shadowy creature </text:span><text:span text:style-name="T14">particularly annoyed by light, </text:span><text:span text:style-name="T22">that </text:span><text:span text:style-name="T14">keeps the room in complete darkness, </text:span><text:span text:style-name="T33">blowing of the candles hung on the walls</text:span><text:span text:style-name="T14">.</text:span></text:p>
      <text:p text:style-name="P18"><text:span text:style-name="T14">The </text:span><text:span text:style-name="T19">botany</text:span><text:span text:style-name="T14"> section</text:span></text:p>
      <text:p text:style-name="P20">Structure</text:p>
      <text:p text:style-name="P11">The botany section is a rectangular room with a few <text:span text:style-name="T44">bookcases </text:span>as well as some potion work station. <text:span text:style-name="T37">In the corner furthest from the entrance there’s a gigantic Salix. Its branches climb all over the room and its shelves.</text:span></text:p>
      <text:p text:style-name="P20"><text:span text:style-name="T25">L</text:span><text:span text:style-name="T12">ore</text:span></text:p>
      <text:p text:style-name="P7"><text:span text:style-name="T12">The botany section contains books regarding nature, </text:span><text:span text:style-name="T27">herbology</text:span><text:span text:style-name="T12"> and potions. </text:span><text:span text:style-name="T28">The botany section is also home for the Sibyline Salix. The tree was brought in the library in a pot while it was as tall as a peanut, to brighten the mood. It is said that in just one night the salix grew up into covering the entire section with its crumbling branches, giving the room the verdant look it still has nowadays. Despite the numerous attempts to trim and contain the salix, it always grew back. Eventually, it was decided to leave the Salix be, given that it was always very polite in not invading the rest of the library.</text:span></text:p>
      <text:p text:style-name="P18"><text:soft-page-break/><text:span text:style-name="T14">The </text:span><text:span text:style-name="T23">bestiary</text:span><text:span text:style-name="T14"> section</text:span></text:p>
      <text:p text:style-name="P21">Structure</text:p>
      <text:p text:style-name="P13">The bestiary section <text:span text:style-name="T38">is a rectangular room with some bookcases and a great number of statues, each one representing a magical creature.</text:span></text:p>
      <text:p text:style-name="P21"><text:span text:style-name="T25">L</text:span><text:span text:style-name="T12">ore</text:span></text:p>
      <text:p text:style-name="P8"><text:span text:style-name="T12">All of the library material on magic creatures is contained in this section. It’s very hard to be mistaken, considering that most books in this section </text:span><text:span text:style-name="T29">have</text:span><text:span text:style-name="T12"> fur, claws </text:span><text:span text:style-name="T30">or teeth</text:span><text:span text:style-name="T12">. </text:span><text:span text:style-name="T31">Standing tall among the corridors of this section are the riddling statues. By night, the unfortunate intruder will have to bear with the souls inhabiting the statues, always trying to trick and disorient their listener.</text:span></text:p>
      <text:p text:style-name="P18"><text:span text:style-name="T14">The </text:span><text:span text:style-name="T16">astronomy </text:span><text:span text:style-name="T14">section</text:span></text:p>
      <text:p text:style-name="P22">Structure</text:p>
      <text:p text:style-name="P14">The astronomy section is a huge room, developing both in length and height, <text:span text:style-name="T40">with bookcases spread throughout it. A complex intertwining of stairs allows to reach the top of the room</text:span>. The <text:span text:style-name="T39">ceiling is a </text:span>glass dome.</text:p>
      <text:p text:style-name="P22"><text:span text:style-name="T25">L</text:span><text:span text:style-name="T12">ore</text:span></text:p>
      <text:p text:style-name="P16">One of Hogwarts most suggestive spots. By night, thanks to the the wide glass dome, the moonlight dives in the section and lights all Hogwarts books about universe and constellations. Walking up and down the stairs of the astronomy section, surrounded by illusions of astral bodies, is the main reason students sneak in the library past the curfew.</text:p>
      <text:p text:style-name="P18"><text:span text:style-name="T14">The </text:span><text:span text:style-name="T24">legal</text:span><text:span text:style-name="T16"> </text:span><text:span text:style-name="T14">section</text:span></text:p>
      <text:p text:style-name="P23">Structure</text:p>
      <text:p text:style-name="P15">The legal section is a small square room containing many <text:span text:style-name="T45">bookcases and the library register.</text:span></text:p>
      <text:p text:style-name="P23"><text:span text:style-name="T25">L</text:span><text:span text:style-name="T12">ore</text:span></text:p>
      <text:p text:style-name="P9"><text:span text:style-name="T12">The legal section </text:span><text:span text:style-name="T32">provides the students with every possible knowledge on wizard laws. </text:span><text:span text:style-name="T34">I</text:span><text:span text:style-name="T32">t’s the least frequented section of all. This is due to both the lack of interest that students show for the subject and to the loud arguments books have with each other, discussing quibbles and old trials </text:span><text:span text:style-name="T34">and making concentrating almost impossible</text:span><text:span text:style-name="T32">.</text:span></text:p>
      <text:p text:style-name="P19"><text:soft-page-break/><text:span text:style-name="T41">The </text:span><text:span text:style-name="T42">restricted</text:span><text:span text:style-name="T43"> </text:span><text:span text:style-name="T41">section</text:span></text:p>
      <text:p text:style-name="Heading">Structure</text:p>
      <text:p text:style-name="P25"><text:span text:style-name="T25">L</text:span><text:span text:style-name="T12">ore</text:span></text:p>
      <text:p text:style-name="P1"><text:span text:style-name="T12">Despite always showing an open-mind in teaching to the students, Hogwarts knows that some books are too dangerous or too delicate for a young wizard to read. Those books are held in the restricted section, the only restricted area of the entire library. </text:span><text:span text:style-name="T6">To enter, students must present an authorization, signed by a teacher and valid only for one specific book. The ghost of Onorius Durandall is responsible for checking these authorizations, and won’t let anyone in without it. </text:span><text:span text:style-name="T1">Many of the books in </text:span><text:span text:style-name="T9">this </text:span><text:span text:style-name="T10">area</text:span><text:span text:style-name="T9"> </text:span><text:span text:style-name="T1">contains very dark spells, and everyone in the castle knows how unpleasant it is to walk the restricted section’s corri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50%" fo:text-align="justify" style:justify-single-word="false"/>
      <style:text-properties fo:language="en" fo:country="US" officeooo:rsid="001f7e87"/>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07T18:20:28.947667966</meta:creation-date>
    <meta:generator>LibreOffice/5.1.6.2$Linux_X86_64 LibreOffice_project/10m0$Build-2</meta:generator>
    <dc:date>2020-12-08T22:13:02.312691048</dc:date>
    <meta:editing-duration>PT41M42S</meta:editing-duration>
    <meta:editing-cycles>24</meta:editing-cycles>
    <meta:document-statistic meta:table-count="0" meta:image-count="0" meta:object-count="0" meta:page-count="4" meta:paragraph-count="41" meta:word-count="1100" meta:character-count="6416" meta:non-whitespace-character-count="5356"/>
  </office:meta>
</office:document-meta>
</file>